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bee7b" officeooo:paragraph-rsid="001bee7b"/>
    </style:style>
    <style:style style:name="P2" style:family="paragraph" style:parent-style-name="Text_20_body" style:list-style-name="L1">
      <style:text-properties officeooo:paragraph-rsid="001bee7b"/>
    </style:style>
    <style:style style:name="P3" style:family="paragraph" style:parent-style-name="Text_20_body" style:list-style-name="L1">
      <style:text-properties officeooo:paragraph-rsid="001d637c"/>
    </style:style>
    <style:style style:name="P4" style:family="paragraph" style:parent-style-name="Text_20_body" style:list-style-name="L1">
      <style:text-properties officeooo:rsid="001d637c" officeooo:paragraph-rsid="001d637c"/>
    </style:style>
    <style:style style:name="P5" style:family="paragraph" style:parent-style-name="Text_20_body" style:list-style-name="L4">
      <style:text-properties officeooo:paragraph-rsid="001d637c"/>
    </style:style>
    <style:style style:name="P6" style:family="paragraph" style:parent-style-name="Text_20_body" style:list-style-name="L4">
      <style:text-properties officeooo:rsid="001ec000" officeooo:paragraph-rsid="001ec000"/>
    </style:style>
    <style:style style:name="P7" style:family="paragraph" style:parent-style-name="Text_20_body" style:list-style-name="L4">
      <style:text-properties officeooo:rsid="0020b1c4" officeooo:paragraph-rsid="0020b1c4"/>
    </style:style>
    <style:style style:name="P8" style:family="paragraph" style:parent-style-name="Text_20_body">
      <style:text-properties officeooo:rsid="0020b1c4" officeooo:paragraph-rsid="0020b1c4"/>
    </style:style>
    <style:style style:name="P9" style:family="paragraph" style:parent-style-name="Text_20_body" style:list-style-name="L5">
      <style:text-properties officeooo:paragraph-rsid="00224a15"/>
    </style:style>
    <style:style style:name="P10" style:family="paragraph" style:parent-style-name="Text_20_body" style:list-style-name="L5">
      <style:text-properties officeooo:rsid="0022c7b3" officeooo:paragraph-rsid="0022c7b3"/>
    </style:style>
    <style:style style:name="P11" style:family="paragraph" style:parent-style-name="Text_20_body" style:list-style-name="L5">
      <style:text-properties officeooo:rsid="0023f7fd" officeooo:paragraph-rsid="0023f7fd"/>
    </style:style>
    <style:style style:name="P12" style:family="paragraph" style:parent-style-name="Text_20_body" style:list-style-name="L5">
      <style:text-properties officeooo:rsid="0026b315" officeooo:paragraph-rsid="0026b315"/>
    </style:style>
    <style:style style:name="P13" style:family="paragraph" style:parent-style-name="Heading_20_3">
      <style:text-properties officeooo:rsid="001bee7b" officeooo:paragraph-rsid="001bee7b"/>
    </style:style>
    <style:style style:name="P14" style:family="paragraph" style:parent-style-name="Heading_20_3">
      <style:text-properties officeooo:rsid="001d637c" officeooo:paragraph-rsid="001d637c"/>
    </style:style>
    <style:style style:name="P15" style:family="paragraph" style:parent-style-name="Heading_20_3">
      <style:text-properties officeooo:rsid="00224a15" officeooo:paragraph-rsid="00224a15"/>
    </style:style>
    <style:style style:name="T1" style:family="text">
      <style:text-properties officeooo:rsid="001bee7b"/>
    </style:style>
    <style:style style:name="T2" style:family="text">
      <style:text-properties officeooo:rsid="001d637c"/>
    </style:style>
    <style:style style:name="T3" style:family="text">
      <style:text-properties officeooo:rsid="0023f7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Exercice 1</text:h>
      <text:list xml:id="list2113055000" text:style-name="L1">
        <text:list-item>
          <text:p text:style-name="P1">Membre = a un </text:p>
          <text:p text:style-name="P1">Héritage = est un</text:p>
          <text:p text:style-name="P1">Pour les accès : </text:p>
          <text:list>
            <text:list-item>
              <text:p text:style-name="P2"><text:span text:style-name="T1">héritage : la classe mère (A::a) est … avec la classe fille (B::a)</text:span></text:p>
            </text:list-item>
            <text:list-item>
              <text:p text:style-name="P2"><text:span text:style-name="T1">Membre : encapsulée (A::T x), accès avec x.a.</text:span></text:p>
            </text:list-item>
          </text:list>
        </text:list-item>
        <text:list-item>
          <text:p text:style-name="P1">Champs / chaînes d’héritages construisent l’objet résultat dans l’ordre de déclaration. <text:span text:style-name="T2">Pas de différence en terme de stockage.</text:span></text:p>
        </text:list-item>
        <text:list-item>
          <text:p text:style-name="P4">La contraction mémoire se fait avec alignement à chaque fois</text:p>
        </text:list-item>
        <text:list-item>
          <text:p text:style-name="P3"><text:span text:style-name="T2">On peut donner l’ordre des champs alors l’ordre d’héritage est imposé par le</text:span></text:p>
        </text:list-item>
      </text:list>
      <text:h text:style-name="P14" text:outline-level="3">Exercice 2</text:h>
      <text:list xml:id="list1250168822" text:style-name="L4">
        <text:list-item>
          <text:p text:style-name="P5">.</text:p>
        </text:list-item>
        <text:list-item>
          <text:p text:style-name="P5">.</text:p>
        </text:list-item>
        <text:list-item>
          <text:p text:style-name="P6">cd du B : lance cd de A1 puis CD de A2</text:p>
        </text:list-item>
        <text:list-item>
          <text:p text:style-name="P6">code équivalent : B():A1(),v(){}</text:p>
        </text:list-item>
        <text:list-item>
          <text:p text:style-name="P6">Cc de B : lance Cc de A1 puis Cc de A2</text:p>
        </text:list-item>
        <text:list-item>
          <text:p text:style-name="P6">Code équivalent : B(const &amp;b):A1(b) , v(b.v){}</text:p>
        </text:list-item>
        <text:list-item>
          <text:p text:style-name="P6">Ac de B : lance Ac de A1 puis Ac de A2</text:p>
        </text:list-item>
        <text:list-item>
          <text:p text:style-name="P6">.</text:p>
        </text:list-item>
        <text:list-item>
          <text:p text:style-name="P7">Dd : Dd de A2 puis Dd de A1 <text:tab/>(destruction s’effectue toujours dans l’ordre inverse de la construction)</text:p>
        </text:list-item>
        <text:list-item>
          <text:p text:style-name="P7">Pas d’écriture équivalente : mécanique structure dans ce cas → V.~A2() 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"><text:s text:c="48"/>a1.~A1() ;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Déplacement : par défaut, copie champs à chmps.</text:p>
          <text:p text:style-name="P7">Constructeur par défaut : constructeur par copie champs à champ</text:p>
        </text:list-item>
      </text:list>
      <text:p text:style-name="P8"/>
      <text:h text:style-name="P15" text:outline-level="3">Exercice 3 </text:h>
      <text:list xml:id="list3561884036" text:style-name="L5">
        <text:list-item>
          <text:p text:style-name="P9">.</text:p>
          <text:list>
            <text:list-item>
              <text:p text:style-name="P10">.</text:p>
            </text:list-item>
            <text:list-item>
              <text:p text:style-name="P10">.</text:p>
            </text:list-item>
            <text:list-item>
              <text:p text:style-name="P10">Classe abstraite : il n’est pas possible de définir un objet de ce type</text:p>
              <text:p text:style-name="P10">réponse naïve : non car si l’objet est abstrait, il ne sera jamais copié.</text:p>
              <text:p text:style-name="P10"><text:soft-page-break/>réponse déclarée : ouin car serautilisé pour copier la partie Stroke d’un objet concret sur le contrat.</text:p>
            </text:list-item>
            <text:list-item>
              <text:p text:style-name="P10">.</text:p>
            </text:list-item>
            <text:list-item>
              <text:p text:style-name="P10">.</text:p>
            </text:list-item>
          </text:list>
        </text:list-item>
        <text:list-item>
          <text:p text:style-name="P10">Ex2</text:p>
          <text:list>
            <text:list-item>
              <text:p text:style-name="P10">C’est une méthode virtuelle pure : impossible de calculer length() sans connaître l’objet concret. <text:span text:style-name="T3">Elle transforme donc la classe en classe abstraite</text:span></text:p>
            </text:list-item>
            <text:list-item>
              <text:p text:style-name="P11">ajoter à la classe stroke : virtual float(length)=0 ;</text:p>
            </text:list-item>
            <text:list-item>
              <text:p text:style-name="P11">public : virtual float length(){return 2.f*3iuf*radius;}</text:p>
            </text:list-item>
            <text:list-item>
              <text:p text:style-name="P12">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8:11:46.738000000</meta:creation-date>
    <meta:generator>LibreOffice/6.0.7.3$Windows_X86_64 LibreOffice_project/dc89aa7a9eabfd848af146d5086077aeed2ae4a5</meta:generator>
    <dc:date>2019-01-31T09:54:19.176000000</dc:date>
    <meta:editing-duration>PT33M41S</meta:editing-duration>
    <meta:editing-cycles>4</meta:editing-cycles>
    <meta:document-statistic meta:table-count="0" meta:image-count="0" meta:object-count="0" meta:page-count="2" meta:paragraph-count="37" meta:word-count="297" meta:character-count="1562" meta:non-whitespace-character-count="1278"/>
  </office:meta>
</office:document-meta>
</file>